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72035186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4533097470613"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361794831"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44533097470613"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361794831"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TODO">☐ <text:span text:style-name="T215">build the PluginsAdmin-compat zipfile on tag/release</text:span></text:p>
      <text:p text:style-name="TODO">☐ <text:span text:style-name="T216">Add details to README</text:span></text:p>
      <text:p text:style-name="CommitMessage">ConfigUpdater: v1.99_beta1 is ready → a8d5e7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4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26T14:45:31.604819200</dc:date>
    <meta:editing-duration>P7DT14H22M33S</meta:editing-duration>
    <meta:editing-cycles>349</meta:editing-cycles>
    <meta:generator>LibreOffice/25.2.2.2$Windows_X86_64 LibreOffice_project/7370d4be9e3cf6031a51beef54ff3bda878e3fac</meta:generator>
    <meta:document-statistic meta:table-count="1" meta:image-count="3" meta:object-count="0" meta:page-count="48" meta:paragraph-count="708" meta:word-count="15516" meta:character-count="96137" meta:non-whitespace-character-count="8048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